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tyle="italic" officeooo:rsid="001868cc" officeooo:paragraph-rsid="001868cc" style:font-style-asian="italic" style:font-style-complex="italic"/>
    </style:style>
    <style:style style:name="P2" style:family="paragraph" style:parent-style-name="Text_20_body">
      <style:paragraph-properties fo:text-align="justify" style:justify-single-word="false"/>
      <style:text-properties officeooo:paragraph-rsid="0019f93e"/>
    </style:style>
    <style:style style:name="P3" style:family="paragraph" style:parent-style-name="Text_20_body">
      <style:paragraph-properties fo:text-align="center" style:justify-single-word="false"/>
      <style:text-properties fo:font-size="16pt" fo:font-style="italic" officeooo:rsid="0019f93e" officeooo:paragraph-rsid="0019f93e" style:font-size-asian="16pt" style:font-style-asian="italic" style:font-size-complex="16pt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rsid="001d2f6c" officeooo:paragraph-rsid="001d2f6c"/>
    </style:style>
    <style:style style:name="P5" style:family="paragraph" style:parent-style-name="Text_20_body">
      <style:paragraph-properties fo:line-height="100%"/>
      <style:text-properties officeooo:paragraph-rsid="001e4470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1868cc" officeooo:paragraph-rsid="001868cc"/>
    </style:style>
    <style:style style:name="P7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 officeooo:rsid="001868cc" officeooo:paragraph-rsid="001868cc"/>
    </style:style>
    <style:style style:name="P8" style:family="paragraph" style:parent-style-name="Heading_20_1">
      <style:paragraph-properties fo:text-align="justify" style:justify-single-word="false"/>
      <style:text-properties officeooo:rsid="001868cc" officeooo:paragraph-rsid="001868cc"/>
    </style:style>
    <style:style style:name="P9" style:family="paragraph" style:parent-style-name="Heading_20_1">
      <style:paragraph-properties fo:line-height="100%"/>
      <style:text-properties officeooo:rsid="001e4470" officeooo:paragraph-rsid="001e4470"/>
    </style:style>
    <style:style style:name="T1" style:family="text">
      <style:text-properties officeooo:rsid="001868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f93e" style:font-style-asian="italic" style:font-style-complex="italic"/>
    </style:style>
    <style:style style:name="T4" style:family="text">
      <style:text-properties fo:font-style="italic" officeooo:rsid="001d2f6c" style:font-style-asian="italic" style:font-style-complex="italic"/>
    </style:style>
    <style:style style:name="T5" style:family="text">
      <style:text-properties fo:font-style="italic" officeooo:rsid="001e447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f93e" style:font-style-asian="normal" style:font-style-complex="normal"/>
    </style:style>
    <style:style style:name="T8" style:family="text">
      <style:text-properties fo:font-style="normal" officeooo:rsid="001d2f6c" style:font-style-asian="normal" style:font-style-complex="normal"/>
    </style:style>
    <style:style style:name="T9" style:family="text">
      <style:text-properties fo:font-style="normal" officeooo:rsid="001e4470" style:font-style-asian="normal" style:font-style-complex="normal"/>
    </style:style>
    <style:style style:name="T10" style:family="text">
      <style:text-properties officeooo:rsid="001b51bc"/>
    </style:style>
    <style:style style:name="T11" style:family="text">
      <style:text-properties officeooo:rsid="001d2f6c"/>
    </style:style>
    <style:style style:name="T12" style:family="text">
      <style:text-properties officeooo:rsid="001e4470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The power of </text:span><text:span text:style-name="T2">Sticky Item Decoration</text:span></text:p>
      <text:p text:style-name="P1">Note: [ ~ ] represents inserting link</text:p>
      <text:h text:style-name="P8" text:outline-level="1">1. Introduction</text:h>
      <text:p text:style-name="P2"><text:tab/><text:span text:style-name="T1">Last year, during the Android Dev Summit ( 7-8 November 2018 → </text:span><text:a xlink:type="simple" xlink:href="https://www.youtube.com/playlist?list=PLWz5rJ2EKKc8WFYCR9esqGGY0vOZm2l6e" text:style-name="Internet_20_link" text:visited-style-name="Visited_20_Internet_20_Link"><text:span text:style-name="T1">Android Dev Summit '18</text:span></text:a><text:span text:style-name="T1">) I found the official app [link here to the app], based on iosched (thank you Alcaerra [~1]). What mesmerized me the most, beside the beautiful UI and smooth flow, were those </text:span><text:span text:style-name="T3">Sticky Headers</text:span><text:span text:style-name="T7">, that’d display information about a schedule, sticking to the left of the items, and being pushed upside by upcoming headers</text:span></text:p>
      <text:p text:style-name="P2"><text:span text:style-name="T7"/></text:p>
      <text:p text:style-name="P3">[ GIF HERE WITH THE HEADERS <text:span text:style-name="T10">FROM GOOGLE DEV SUMMIT APP</text:span>]</text:p>
      <text:p text:style-name="P2"><text:span text:style-name="T7"/></text:p>
      <text:p text:style-name="P2"><text:span text:style-name="T7"><text:s/><text:tab/></text:span><text:span text:style-name="T8">Today I will show you how to do the very same thing. For this, I’ve create an app, called </text:span><text:span text:style-name="T4">Wordphabet</text:span><text:span text:style-name="T8">, whose sole purpose is to show the above. It only contains a set of words, that are group by the initial letter. This letter will be show on their right, sticky (just like in the Android Dev Summit app)</text:span></text:p>
      <text:p text:style-name="P2"><text:span text:style-name="T8"/></text:p>
      <text:p text:style-name="P4"><text:span text:style-name="T6">[ SCREENSHOT HERE WITH THE </text:span><text:span text:style-name="T9">APP]</text:span></text:p>
      <text:p text:style-name="P2"><text:span text:style-name="T8"/></text:p>
      <text:p text:style-name="P2"><text:span text:style-name="T8"><text:tab/></text:span><text:span text:style-name="T9">Let’s get going!</text:span></text:p>
      <text:p text:style-name="P2"><text:span text:style-name="T9"/></text:p>
      <text:h text:style-name="P9" text:outline-level="1">2. But what is an <text:span text:style-name="T2">Item Decoration?</text:span></text:h>
      <text:p text:style-name="P5"><text:tab/><text:span text:style-name="T12">Before going on, it is important to know what an </text:span><text:span text:style-name="T5">Item Decoration </text:span><text:span text:style-name="T9">is.</text:span></text:p>
      <text:p text:style-name="P5"><text:span text:style-name="T9"><text:tab/></text:span><text:span text:style-name="T9">In a nutshell, it is what it’s name indicates: a decorator for an Item. More precisely, an item in a RecyclerView. It has a few u</text:span></text:p>
      <text:p text:style-name="P6">[~1] → link to the Twitter reply of Alcaerra’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17:39.084167668</meta:creation-date>
    <meta:generator>LibreOffice/6.0.7.3$Linux_X86_64 LibreOffice_project/00m0$Build-3</meta:generator>
    <dc:date>2019-02-26T23:17:31.211665679</dc:date>
    <meta:editing-duration>PT12M35S</meta:editing-duration>
    <meta:editing-cycles>3</meta:editing-cycles>
    <meta:document-statistic meta:table-count="0" meta:image-count="0" meta:object-count="0" meta:page-count="2" meta:paragraph-count="12" meta:word-count="218" meta:character-count="1176" meta:non-whitespace-character-count="963"/>
  </office:meta>
</office:document-meta>
</file>